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2.9403in" style:rel-column-width="28922*"/>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Table_20_Contents">
      <style:paragraph-properties fo:margin-top="0in" fo:margin-bottom="0in" style:contextual-spacing="false" fo:text-align="center" style:justify-single-word="false"/>
      <style:text-properties officeooo:rsid="00230fae"/>
    </style:style>
    <style:style style:name="P63" style:family="paragraph" style:parent-style-name="Table_20_Contents">
      <style:paragraph-properties fo:text-align="center" style:justify-single-word="false"/>
      <style:text-properties officeooo:rsid="00230fae"/>
    </style:style>
    <style:style style:name="P64" style:family="paragraph" style:parent-style-name="Table_20_Contents">
      <style:paragraph-properties fo:margin-top="0in" fo:margin-bottom="0in" style:contextual-spacing="false" fo:text-align="center" style:justify-single-word="false"/>
      <style:text-properties officeooo:rsid="0023f469"/>
    </style:style>
    <style:style style:name="P65" style:family="paragraph" style:parent-style-name="Table_20_Contents">
      <style:paragraph-properties fo:text-align="center" style:justify-single-word="false"/>
      <style:text-properties officeooo:rsid="0023f469"/>
    </style:style>
    <style:style style:name="P66" style:family="paragraph" style:parent-style-name="Table_20_Contents">
      <style:paragraph-properties fo:margin-top="0in" fo:margin-bottom="0in" style:contextual-spacing="false" fo:text-align="start" style:justify-single-word="false"/>
      <style:text-properties officeooo:rsid="0027d2f2" officeooo:paragraph-rsid="0027d2f2"/>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9252in" style:type="right" style:leader-style="dotted" style:leader-text="."/>
        </style:tab-stops>
      </style:paragraph-properties>
    </style:style>
    <style:style style:name="P69" style:family="paragraph" style:parent-style-name="Contents_20_3">
      <style:paragraph-properties>
        <style:tab-stops>
          <style:tab-stop style:position="6.9252in" style:type="right" style:leader-style="dotted" style:leader-text="."/>
        </style:tab-stops>
      </style:paragraph-properties>
    </style:style>
    <style:style style:name="P70" style:family="paragraph" style:parent-style-name="Contents_20_4">
      <style:paragraph-properties>
        <style:tab-stops>
          <style:tab-stop style:position="6.9252in" style:type="right" style:leader-style="dotted" style:leader-text="."/>
        </style:tab-stops>
      </style:paragraph-properties>
    </style:style>
    <style:style style:name="P71" style:family="paragraph" style:parent-style-name="Heading_20_1" style:master-page-name="First_20_Page">
      <style:paragraph-properties style:page-number="auto"/>
    </style:style>
    <style:style style:name="P72" style:family="paragraph" style:parent-style-name="Heading_20_1">
      <style:paragraph-properties>
        <style:tab-stops>
          <style:tab-stop style:position="4.3575in"/>
        </style:tab-stops>
      </style:paragraph-properties>
    </style:style>
    <style:style style:name="P73" style:family="paragraph" style:parent-style-name="Heading_20_3">
      <style:paragraph-properties>
        <style:tab-stops>
          <style:tab-stop style:position="0.5953in"/>
        </style:tab-stops>
      </style:paragraph-properties>
    </style:style>
    <style:style style:name="P74" style:family="paragraph" style:parent-style-name="Heading_20_3">
      <style:paragraph-properties fo:margin-top="0.1181in" fo:margin-bottom="0in" style:contextual-spacing="false"/>
    </style:style>
    <style:style style:name="P75" style:family="paragraph" style:parent-style-name="Heading_20_4">
      <style:paragraph-properties fo:margin-top="0.1181in" fo:margin-bottom="0in" style:contextual-spacing="false"/>
    </style:style>
    <style:style style:name="P76"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list-style-name="L1">
      <style:text-properties style:font-name="Arial" fo:font-style="normal" style:font-style-asian="normal" style:font-style-complex="normal"/>
    </style:style>
    <style:style style:name="P79" style:family="paragraph" style:parent-style-name="Standard" style:list-style-name="L2"/>
    <style:style style:name="P80" style:family="paragraph" style:parent-style-name="Standard" style:list-style-name="L3">
      <style:paragraph-properties fo:margin-top="0in" fo:margin-bottom="0in" style:contextual-spacing="false" fo:line-height="100%"/>
    </style:style>
    <style:style style:name="P81"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82" style:family="paragraph" style:parent-style-name="Standard" style:list-style-name="L4">
      <style:paragraph-properties fo:margin-top="0in" fo:margin-bottom="0in" style:contextual-spacing="false"/>
    </style:style>
    <style:style style:name="P83" style:family="paragraph" style:parent-style-name="Standard" style:list-style-name="L5">
      <style:paragraph-properties fo:margin-top="0in" fo:margin-bottom="0in" style:contextual-spacing="false"/>
    </style:style>
    <style:style style:name="P84" style:family="paragraph" style:parent-style-name="Standard" style:list-style-name="L6">
      <style:paragraph-properties fo:margin-top="0in" fo:margin-bottom="0in" style:contextual-spacing="false"/>
    </style:style>
    <style:style style:name="P85" style:family="paragraph" style:parent-style-name="Standard" style:list-style-name="L7">
      <style:paragraph-properties fo:margin-top="0in" fo:margin-bottom="0in" style:contextual-spacing="false"/>
    </style:style>
    <style:style style:name="P86" style:family="paragraph" style:parent-style-name="Standard" style:list-style-name="L8">
      <style:paragraph-properties fo:margin-top="0in" fo:margin-bottom="0in" style:contextual-spacing="false"/>
    </style:style>
    <style:style style:name="P87" style:family="paragraph" style:parent-style-name="Standard" style:list-style-name="L9">
      <style:paragraph-properties fo:margin-top="0in" fo:margin-bottom="0in" style:contextual-spacing="false"/>
    </style:style>
    <style:style style:name="P88" style:family="paragraph" style:parent-style-name="Table_20_Contents">
      <style:paragraph-properties fo:margin-top="0in" fo:margin-bottom="0in" style:contextual-spacing="false" fo:text-align="start" style:justify-single-word="false"/>
    </style:style>
    <style:style style:name="P89"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90" style:family="paragraph">
      <style:paragraph-properties style:writing-mode="lr-tb"/>
      <style:text-properties style:font-name="Times New Roman" fo:font-size="1pt"/>
    </style:style>
    <style:style style:name="P91"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582a7"/>
    </style:style>
    <style:style style:name="T34" style:family="text">
      <style:text-properties officeooo:rsid="0026f4f9"/>
    </style:style>
    <style:style style:name="T35" style:family="text">
      <style:text-properties officeooo:rsid="00284d13"/>
    </style:style>
    <style:style style:name="T36" style:family="text">
      <style:text-properties officeooo:rsid="002ab9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8">OpenLCB Common Information Technical Note</text:p>
        </text:list-item>
      </text:list>
      <text:p text:style-name="Standard">This Standard is in the context of the following OpenLCB Standard:</text:p>
      <text:list xml:id="list2590737476" text:style-name="L2">
        <text:list-item>
          <text:p text:style-name="P79">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60536527088882" text:continue-numbering="true" text:style-name="L2">
        <text:list-item>
          <text:p text:style-name="P79">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60536934400674" text:continue-numbering="true" text:style-name="L2">
        <text:list-item>
          <text:p text:style-name="P79">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3"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he associated TN, <text:span text:style-name="T30">which</text:span>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80">The MTI</text:p>
        </text:list-item>
        <text:list-item>
          <text:p text:style-name="P80">The source Node ID</text:p>
        </text:list-item>
        <text:list-item>
          <text:p text:style-name="P80">If the MTI flags it as being present, the destination Node ID</text:p>
        </text:list-item>
        <text:list-item>
          <text:p text:style-name="P80">If the MTI flags it as being present, an Event ID</text:p>
        </text:list-item>
        <text:list-item>
          <text:p text:style-name="P80">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82">Uninitialized</text:p>
        </text:list-item>
        <text:list-item>
          <text:p text:style-name="P82">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62">0</text:p>
          </table:table-cell>
          <table:table-cell table:style-name="Table3.A2" office:value-type="string">
            <text:p text:style-name="P64">0</text:p>
          </table:table-cell>
          <table:table-cell table:style-name="Table3.A2" office:value-type="string">
            <text:p text:style-name="P64">0</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62">0</text:p>
          </table:table-cell>
          <table:table-cell table:style-name="Table3.A2" office:value-type="string">
            <text:p text:style-name="P64">0</text:p>
          </table:table-cell>
          <table:table-cell table:style-name="Table3.A2" office:value-type="string">
            <text:p text:style-name="P64">0</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span text:style-name="T31">0</text:span><text:note text:id="ftn2" text:note-class="footnote"><text:note-citation>2</text:note-citation><text:note-body><text:p text:style-name="P61"><text:s text:c="2"/><text:span text:style-name="T32">Addressed messages are always directed to the destination node, regardless of the content of the Simple bit. See section 4</text:span></text:p></text:note-body></text:note></text:p>
          </table:table-cell>
          <table:table-cell table:style-name="Table4.A2" office:value-type="string">
            <text:p text:style-name="P64">1</text:p>
          </table:table-cell>
          <table:table-cell table:style-name="Table4.A2" office:value-type="string">
            <text:p text:style-name="P64">0</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62">1</text:p>
          </table:table-cell>
          <table:table-cell table:style-name="Table4.A2" office:value-type="string">
            <text:p text:style-name="P64">0</text:p>
          </table:table-cell>
          <table:table-cell table:style-name="Table4.A2" office:value-type="string">
            <text:p text:style-name="P64">0</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62">1</text:p>
          </table:table-cell>
          <table:table-cell table:style-name="Table5.D2" office:value-type="string">
            <text:p text:style-name="P64">0</text:p>
          </table:table-cell>
          <table:table-cell table:style-name="Table5.E2" office:value-type="string">
            <text:p text:style-name="P64">0</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62">1</text:p>
          </table:table-cell>
          <table:table-cell table:style-name="Table5.A2" office:value-type="string">
            <text:p text:style-name="P64">0</text:p>
          </table:table-cell>
          <table:table-cell table:style-name="Table5.A2" office:value-type="string">
            <text:p text:style-name="P64">0</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63">0</text:p>
          </table:table-cell>
          <table:table-cell table:style-name="Table6.A2" office:value-type="string">
            <text:p text:style-name="P65">1</text:p>
          </table:table-cell>
          <table:table-cell table:style-name="Table6.A2" office:value-type="string">
            <text:p text:style-name="P65">0</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629486271" text:style-name="L5">
        <text:list-item>
          <text:p text:style-name="P76">Two bytes of error code. <text:s/></text:p>
        </text:list-item>
        <text:list-item>
          <text:p text:style-name="P83"><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7">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text:span text:style-name="T36">5</text:span>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63">0</text:p>
          </table:table-cell>
          <table:table-cell table:style-name="Table7.A2" office:value-type="string">
            <text:p text:style-name="P65">1</text:p>
          </table:table-cell>
          <table:table-cell table:style-name="Table7.A2" office:value-type="string">
            <text:p text:style-name="P65">0</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60536062046529" text:continue-numbering="true" text:style-name="L5">
        <text:list-item>
          <text:p text:style-name="P76">Two bytes of error code.</text:p>
        </text:list-item>
        <text:list-item>
          <text:p text:style-name="P83"><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6">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63">0</text:p>
          </table:table-cell>
          <table:table-cell table:style-name="Table9.C2" office:value-type="string">
            <text:p text:style-name="P65">1</text:p>
          </table:table-cell>
          <table:table-cell table:style-name="Table9.D2" office:value-type="string">
            <text:p text:style-name="P65">0</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62">0</text:p>
          </table:table-cell>
          <table:table-cell table:style-name="Table12.A2" office:value-type="string">
            <text:p text:style-name="P64">1</text:p>
          </table:table-cell>
          <table:table-cell table:style-name="Table12.A2" office:value-type="string">
            <text:p text:style-name="P64">0</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ext:p text:style-name="Standard">Note that a number of these bits are assigned to protocols that were or are under development, and have not yet reached the level of maturity of an adopted <text:span text:style-name="T35">OpenLCB </text:span>standard. For an overview about the status of adoption of these protocols, please see <text:span text:style-name="T35">the status page on the OpenLCB web site.</text:span><text:span text:style-name="T35"><text:note text:id="ftn5" text:note-class="footnote"><text:note-citation>5</text:note-citation><text:note-body><text:p text:style-name="Footnote"><text:a xlink:type="simple" xlink:href="https://openlcb.org/status/#pip" text:style-name="Internet_20_link" text:visited-style-name="Visited_20_Internet_20_Link">https://openlcb.org/status/#pip</text:a></text:p></text:note-body></text:note></text:span></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3">Protocol</text:p>
            </table:table-cell>
            <table:table-cell table:style-name="Table13.B1" office:value-type="string">
              <text:p text:style-name="P14">Protocol Flags</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row>
        <table:table-row table:style-name="Table13.1">
          <table:table-cell table:style-name="Table13.A3" office:value-type="string">
            <text:p text:style-name="P24">Datagram Protocol</text:p>
          </table:table-cell>
          <table:table-cell table:style-name="Table13.B3" office:value-type="string">
            <text:p text:style-name="P16">0x40 00 00</text:p>
          </table:table-cell>
        </table:table-row>
        <table:table-row table:style-name="Table13.1">
          <table:table-cell table:style-name="Table13.A3" office:value-type="string">
            <text:p text:style-name="P24">Stream Protocol</text:p>
          </table:table-cell>
          <table:table-cell table:style-name="Table13.B4" office:value-type="string">
            <text:p text:style-name="P16">0x20 00 00</text:p>
          </table:table-cell>
        </table:table-row>
        <table:table-row table:style-name="Table13.1">
          <table:table-cell table:style-name="Table13.A3" office:value-type="string">
            <text:p text:style-name="P24">Memory Configuration Protocol</text:p>
          </table:table-cell>
          <table:table-cell table:style-name="Table13.B5" office:value-type="string">
            <text:p text:style-name="P16">0x10 00 00</text:p>
          </table:table-cell>
        </table:table-row>
        <table:table-row table:style-name="Table13.1">
          <table:table-cell table:style-name="Table13.A3" office:value-type="string">
            <text:p text:style-name="P24">Reservation Protocol</text:p>
          </table:table-cell>
          <table:table-cell table:style-name="Table13.B6" office:value-type="string">
            <text:p text:style-name="P16">0x08 00 00</text:p>
          </table:table-cell>
        </table:table-row>
        <table:table-row table:style-name="Table13.1">
          <table:table-cell table:style-name="Table13.A3" office:value-type="string">
            <text:p text:style-name="P24">Event Exchange (Producer/Consumer) Protocol</text:p>
          </table:table-cell>
          <table:table-cell table:style-name="Table13.B7" office:value-type="string">
            <text:p text:style-name="P16">0x04 00 00</text:p>
          </table:table-cell>
        </table:table-row>
        <table:table-row table:style-name="Table13.1">
          <table:table-cell table:style-name="Table13.A3" office:value-type="string">
            <text:p text:style-name="P24">Identification Protocol</text:p>
          </table:table-cell>
          <table:table-cell table:style-name="Table13.B8" office:value-type="string">
            <text:p text:style-name="P16">0x02 00 00</text:p>
          </table:table-cell>
        </table:table-row>
        <table:table-row table:style-name="Table13.1">
          <table:table-cell table:style-name="Table13.A3" office:value-type="string">
            <text:p text:style-name="P24">Teaching/Learning Configuration Protocol</text:p>
          </table:table-cell>
          <table:table-cell table:style-name="Table13.B9" office:value-type="string">
            <text:p text:style-name="P16">0x01 00 00</text:p>
          </table:table-cell>
        </table:table-row>
        <table:table-row table:style-name="Table13.1">
          <table:table-cell table:style-name="Table13.A3" office:value-type="string">
            <text:p text:style-name="P24">Remote Button Protocol</text:p>
          </table:table-cell>
          <table:table-cell table:style-name="Table13.B10" office:value-type="string">
            <text:p text:style-name="P16">0x00 80 00</text:p>
          </table:table-cell>
        </table:table-row>
        <table:table-row table:style-name="Table13.1">
          <table:table-cell table:style-name="Table13.A3" office:value-type="string">
            <text:p text:style-name="P24">Abbreviated Default CDI Protocol</text:p>
          </table:table-cell>
          <table:table-cell table:style-name="Table13.B11" office:value-type="string">
            <text:p text:style-name="P16">0x00 40 00</text:p>
          </table:table-cell>
        </table:table-row>
        <table:table-row table:style-name="Table13.1">
          <table:table-cell table:style-name="Table13.A3" office:value-type="string">
            <text:p text:style-name="P24">Display Protocol</text:p>
          </table:table-cell>
          <table:table-cell table:style-name="Table13.B12" office:value-type="string">
            <text:p text:style-name="P16">0x00 20 00</text:p>
          </table:table-cell>
        </table:table-row>
        <table:table-row table:style-name="Table13.1">
          <table:table-cell table:style-name="Table13.A3" office:value-type="string">
            <text:p text:style-name="P24">Simple Node Information Protocol</text:p>
          </table:table-cell>
          <table:table-cell table:style-name="Table13.B13" office:value-type="string">
            <text:p text:style-name="P16">0x00 10 00</text:p>
          </table:table-cell>
        </table:table-row>
        <table:table-row table:style-name="Table13.1">
          <table:table-cell table:style-name="Table13.A3" office:value-type="string">
            <text:p text:style-name="P24">Configuration Description Information (CDI)</text:p>
          </table:table-cell>
          <table:table-cell table:style-name="Table13.B14" office:value-type="string">
            <text:p text:style-name="P16">0x00 08 00</text:p>
          </table:table-cell>
        </table:table-row>
        <table:table-row table:style-name="Table13.1">
          <table:table-cell table:style-name="Table13.A3" office:value-type="string">
            <text:p text:style-name="P24"><text:span text:style-name="T34">Train</text:span> Control Protocol</text:p>
          </table:table-cell>
          <table:table-cell table:style-name="Table13.B15" office:value-type="string">
            <text:p text:style-name="P16">0x00 04 00</text:p>
          </table:table-cell>
        </table:table-row>
        <table:table-row table:style-name="Table13.1">
          <table:table-cell table:style-name="Table13.A3" office:value-type="string">
            <text:p text:style-name="P24">Function Description Information (FDI)</text:p>
          </table:table-cell>
          <table:table-cell table:style-name="Table13.B16" office:value-type="string">
            <text:p text:style-name="P16">0x00 02 00</text:p>
          </table:table-cell>
        </table:table-row>
        <table:table-row table:style-name="Table13.1">
          <table:table-cell table:style-name="Table13.A3" office:value-type="string">
            <text:p text:style-name="P66">Reserved. Shall be sent as 0 and ignored upon receipt.</text:p>
          </table:table-cell>
          <table:table-cell table:style-name="Table13.B17" office:value-type="string">
            <text:p text:style-name="P16">0x00 01 00</text:p>
          </table:table-cell>
        </table:table-row>
        <table:table-row table:style-name="Table13.1">
          <table:table-cell table:style-name="Table13.A3" office:value-type="string">
            <text:p text:style-name="P66">Reserved. Shall be sent as 0 and ignored upon receipt.</text:p>
          </table:table-cell>
          <table:table-cell table:style-name="Table13.B18" office:value-type="string">
            <text:p text:style-name="P15">0x00 00 80</text:p>
          </table:table-cell>
        </table:table-row>
        <table:table-row table:style-name="Table13.1">
          <table:table-cell table:style-name="Table13.A3" office:value-type="string">
            <text:p text:style-name="P24">Function Configuration</text:p>
          </table:table-cell>
          <table:table-cell table:style-name="Table13.B19" office:value-type="string">
            <text:p text:style-name="P15">0x00 00 40</text:p>
          </table:table-cell>
        </table:table-row>
        <table:table-row table:style-name="Table13.1">
          <table:table-cell table:style-name="Table13.A3" office:value-type="string">
            <text:p text:style-name="P24">Firmware Upgrade Protocol</text:p>
          </table:table-cell>
          <table:table-cell table:style-name="Table13.B20" office:value-type="string">
            <text:p text:style-name="P15">0x00 00 20</text:p>
          </table:table-cell>
        </table:table-row>
        <table:table-row table:style-name="Table13.1">
          <table:table-cell table:style-name="Table13.A3" office:value-type="string">
            <text:p text:style-name="P24">Firmware Upgrade Active</text:p>
          </table:table-cell>
          <table:table-cell table:style-name="Table13.B21" office:value-type="string">
            <text:p text:style-name="P15">0x00 00 10</text:p>
          </table:table-cell>
        </table:table-row>
        <table:table-row table:style-name="Table13.1">
          <table:table-cell table:style-name="Table13.A3" office:value-type="string">
            <text:p text:style-name="P24">Reserved for future protocol bits. Shall be sent as 0 and ignored upon receipt.Trailing 0-bytes do not need to be sent. <text:s text:c="2"/></text:p>
          </table:table-cell>
          <table:table-cell table:style-name="Table13.B22" office:value-type="string">
            <text:p text:style-name="P15">All others</text:p>
          </table:table-cell>
        </table:table-row>
      </table:table>
      <text:p text:style-name="P37"/>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text:soft-page-break/>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4"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This shall contain the fields defined in section 3.3.4. <text:s text:c="2"/>The OIR message content may also contain a reason code and a data value, as defined by the protocol, as listed below in section <text:span text:style-name="T36">3.5.5</text:span>.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4" text:outline-level="3"><text:bookmark-start text:name="__RefHeading___Toc3061_1797310152"/><text:soft-page-break/>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Not found.</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4">Verify Node ID ; </text:p>
        </text:list-item>
        <text:list-item>
          <text:p text:style-name="P84">Verified Node ID;</text:p>
        </text:list-item>
        <text:list-item>
          <text:p text:style-name="P84">Protocol Support Inquiry;</text:p>
        </text:list-item>
        <text:list-item>
          <text:p text:style-name="P84">Identify Consumers;</text:p>
        </text:list-item>
        <text:list-item>
          <text:p text:style-name="P84">Identify Producers; </text:p>
        </text:list-item>
        <text:list-item>
          <text:p text:style-name="P84">Identify Events; </text:p>
        </text:list-item>
        <text:list-item>
          <text:p text:style-name="P84">Learn Event; </text:p>
        </text:list-item>
        <text:list-item>
          <text:p text:style-name="P84">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4"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72"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5">The Common-MTI is shortened to 12 bits, and <text:span text:style-name="T7">carried in the</text:span> header. <text:s/></text:p>
        </text:list-item>
        <text:list-item>
          <text:p text:style-name="P85">Node IDs are shortened to 12 bit CAN-Aliases. <text:s/></text:p>
        </text:list-item>
        <text:list-item>
          <text:p text:style-name="P85">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4"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60536305875458" text:continue-list="list160536934400674" text:style-name="L2">
        <text:list-item>
          <text:p text:style-name="P79">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span text:style-name="T29">Format</text:span></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span text:style-name="T29">format</text:span>s:</text:p>
      <table:table table:name="Table21" table:style-name="Table21">
        <table:table-column table:style-name="Table21.A"/>
        <table:table-column table:style-name="Table21.B"/>
        <table:table-header-rows>
          <table:table-row>
            <table:table-cell table:style-name="Table21.A1" office:value-type="string">
              <text:p text:style-name="P14">Frame <text:span text:style-name="T29">Format</text:span></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span text:style-name="T29">Format</text:span> Values</text:p>
      <text:h text:style-name="Heading_20_4" text:outline-level="4"><text:bookmark-start text:name="__RefHeading___Toc3101_1797310152"/>Global and Addressed Messages, CAN Frame <text:span text:style-name="T29">Format</text:span> 1 <text:bookmark-end text:name="__RefHeading___Toc3101_1797310152"/></text:h>
      <text:p text:style-name="Standard">Global and Addressed messages are those Common MTIs with the “stream and datagram” bits set to 0, and are mapped to and from CAN MTI <text:span text:style-name="T29">format</text:span>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span text:style-name="T29">Format</text:span></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span text:style-name="T29">Format</text:span> 1</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6">The two rr bits are reserved, and read and send as zeros. <text:s/></text:p>
        </text:list-item>
        <text:list-item>
          <text:p text:style-name="P86">The two ff bits can be used for packing and unpacking large messages to a sequence of CAN frames, see below. <text:s/>The coding is: <text:s/></text:p>
        </text:list-item>
      </text:list>
      <text:list text:style-name="L9">
        <text:list-item>
          <text:p text:style-name="P81">00 Only frame</text:p>
        </text:list-item>
        <text:list-item>
          <text:p text:style-name="P81">01 First frame of more than one</text:p>
        </text:list-item>
        <text:list-item>
          <text:p text:style-name="P81">10 Last frame of more than one</text:p>
        </text:list-item>
        <text:list-item>
          <text:p text:style-name="P81">11 Middle frame of more than 2.</text:p>
        </text:list-item>
        <text:list-item>
          <text:p text:style-name="P87">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5" text:outline-level="4"><text:bookmark-start text:name="__RefHeading___Toc3103_1797310152"/>Datagram and Stream Messages, CAN Frame <text:span text:style-name="T29">Format</text:span>s 2-5 and 7<text:bookmark-end text:name="__RefHeading___Toc3103_1797310152"/></text:h>
      <text:p text:style-name="P45">Frame <text:span text:style-name="T29">Format</text:span>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6" text:note-class="footnote"><text:note-citation>6</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span text:style-name="T26">MTI, </text:span>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span text:style-name="T26">MTI, </text:span>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 <text:span text:style-name="T25">and Sequencing</text:span><text:bookmark-end text:name="__RefHeading___Toc3129_1797310152"/></text:h>
      <text:p text:style-name="P50">CAN implementations shall send the frames of a message <text:span text:style-name="T33">consecutively on the CAN bus, with no frames of equal or lower priority being interspersed</text:span>. Higher-priority messages may be sent in the middle of a lower-priority message, <text:span text:style-name="T25">including when the higher priority message itself is fragmented into multiple frames</text:span>.</text:p>
      <text:p text:style-name="P50"><text:span text:style-name="T27">Gateways shall reassemble the frames of fragmented messages before sending them out on data links that support the necessary message length, </text:span><text:span text:style-name="T28">unless otherwise stated by a specific Standard.</text:span></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7"><text:s/>1 <text:s/>Introduction<text:tab/>1</text:p>
          <text:p text:style-name="P67"><text:s/>2 <text:s/>Intended Use<text:tab/>1</text:p>
          <text:p text:style-name="P68"><text:s/>2.1 <text:s/>References and Context<text:tab/>1</text:p>
          <text:p text:style-name="P67"><text:s/>3 <text:s/>Messages<text:tab/>2</text:p>
          <text:p text:style-name="P68"><text:s/>3.1 <text:s/>Message Format<text:tab/>2</text:p>
          <text:p text:style-name="P69"><text:s/>3.1.1 <text:s/>Message Type Indicators<text:tab/>2</text:p>
          <text:p text:style-name="P69"><text:s/>3.1.2 <text:s/>Message Content<text:tab/>3</text:p>
          <text:p text:style-name="P68"><text:s/>3.2 <text:s/>States<text:tab/>3</text:p>
          <text:p text:style-name="P68"><text:s/>3.3 <text:s/>Definition of Specific Messages<text:tab/>4</text:p>
          <text:p text:style-name="P69"><text:s/>3.3.1 <text:s/>Initialization Complete<text:tab/>4</text:p>
          <text:p text:style-name="P69"><text:s/>3.3.2 <text:s/>Verify Node ID<text:tab/>4</text:p>
          <text:p text:style-name="P69"><text:s/>3.3.3 <text:s/>Verified Node ID<text:tab/>4</text:p>
          <text:p text:style-name="P69"><text:s/>3.3.4 <text:s/>Optional Interaction Rejected (OIR)<text:tab/>5</text:p>
          <text:p text:style-name="P69"><text:s/>3.3.5 <text:s/>Terminate Due to Error<text:tab/>5</text:p>
          <text:p text:style-name="P69"><text:s/>3.3.6 <text:s/>Protocol Support Inquiry<text:tab/>5</text:p>
          <text:p text:style-name="P69"><text:s/>3.3.7 <text:s/>Protocol Support Reply<text:tab/>6</text:p>
          <text:p text:style-name="P68"><text:s/>3.4 <text:s/>Interactions<text:tab/>7</text:p>
          <text:p text:style-name="P69"><text:s/>3.4.1 <text:s/>Node Initialization<text:tab/>7</text:p>
          <text:p text:style-name="P69"><text:s/>3.4.2 <text:s/>Node ID Detection<text:tab/>8</text:p>
          <text:p text:style-name="P69"><text:s/>3.4.3 <text:s/>Protocol Support Inquiry and Response<text:tab/>8</text:p>
          <text:p text:style-name="P68"><text:s/>3.5 <text:s/>Error Handling<text:tab/>8</text:p>
          <text:p text:style-name="P69"><text:s/>3.5.1 <text:s/>Reject Addressed Optional Interaction<text:tab/>8</text:p>
          <text:p text:style-name="P69"><text:s/>3.5.2 <text:s/>Reject Unaddressed Optional Interaction<text:tab/>8</text:p>
          <text:p text:style-name="P69"><text:s/>3.5.3 <text:s/>Reject Addressed Standard Interaction Due to Error<text:tab/>8</text:p>
          <text:p text:style-name="P69"><text:s/>3.5.4 <text:s/>Duplicate Node ID Discovery<text:tab/>9</text:p>
          <text:p text:style-name="P69"><text:s/>3.5.5 <text:s/>Error codes<text:tab/>9</text:p>
          <text:p text:style-name="P68"><text:s/>3.6 <text:s/>Routing<text:tab/>11</text:p>
          <text:p text:style-name="P68"><text:s/>3.7 <text:s/>Delays and Timeouts<text:tab/>11</text:p>
          <text:p text:style-name="P67"><text:s/>4 <text:s/>Simple Node Protocol Subset<text:tab/>11</text:p>
          <text:p text:style-name="P68"><text:s/>4.1 <text:s/>Protocol Description<text:tab/>11</text:p>
          <text:p text:style-name="P69"><text:s/>4.1.1 <text:s/>Messages Transmitted<text:tab/>11</text:p>
          <text:p text:style-name="P69"><text:s/>4.1.2 <text:s/>Messages Received<text:tab/>12</text:p>
          <text:p text:style-name="P69"><text:s/>4.1.3 <text:s/>Messages Not Received<text:tab/>12</text:p>
          <text:p text:style-name="P69"><text:s/>4.1.4 <text:s/>Messages Directed at Gateways<text:tab/>12</text:p>
          <text:p text:style-name="P67"><text:s/>5 <text:s/>Gateway Processing<text:tab/>12</text:p>
          <text:p text:style-name="P67"><text:s/>6 <text:s/>Expansion<text:tab/>12</text:p>
          <text:p text:style-name="P67"><text:s/>7 <text:s/>CAN Adaptations<text:tab/>12</text:p>
          <text:p text:style-name="P68"><text:s/>7.1 <text:s/>Introduction<text:tab/>12</text:p>
          <text:p text:style-name="P68"><text:s/>7.2 <text:s/>Intended Use<text:tab/>13</text:p>
          <text:p text:style-name="P69"><text:s/>7.2.1 <text:s/>References and Context<text:tab/>13</text:p>
          <text:p text:style-name="P68"><text:s/>7.3 <text:s/>Messages<text:tab/>13</text:p>
          <text:p text:style-name="P69"><text:s/>7.3.1 <text:s/>Message Format<text:tab/>13</text:p>
          <text:p text:style-name="P70"><text:s/>7.3.1.1 <text:s/>CAN Prefix Field<text:tab/>14</text:p>
          <text:p text:style-name="P70"><text:s/>7.3.1.2 <text:s/>CAN MTI Mapping<text:tab/>14</text:p>
          <text:p text:style-name="P70"><text:soft-page-break/><text:s/>7.3.1.3 <text:s/>Global and Addressed Messages, CAN Frame Format 1<text:tab/>14</text:p>
          <text:p text:style-name="P70"><text:s/>7.3.1.4 <text:s/>Datagram and Stream Messages, CAN Frame Formats 2-5 and 7<text:tab/>15</text:p>
          <text:p text:style-name="P69"><text:s/>7.3.2 <text:s/>States<text:tab/>15</text:p>
          <text:p text:style-name="P69"><text:s/>7.3.3 <text:s/>Definition of Specific Messages<text:tab/>16</text:p>
          <text:p text:style-name="P70"><text:s/>7.3.3.1 <text:s/>Initialization Complete<text:tab/>16</text:p>
          <text:p text:style-name="P70"><text:s/>7.3.3.2 <text:s/>Verify Node ID<text:tab/>16</text:p>
          <text:p text:style-name="P70"><text:s/>7.3.3.3 <text:s/>Verified Node ID.<text:tab/>16</text:p>
          <text:p text:style-name="P70"><text:s/>7.3.3.4 <text:s/>Optional Interaction Rejected<text:tab/>16</text:p>
          <text:p text:style-name="P70"><text:s/>7.3.3.5 <text:s/>Terminate Due to Error<text:tab/>16</text:p>
          <text:p text:style-name="P70"><text:s/>7.3.3.6 <text:s/>Protocol Support Inquiry<text:tab/>16</text:p>
          <text:p text:style-name="P70"><text:s/>7.3.3.7 <text:s/>Protocol Support Reply<text:tab/>17</text:p>
          <text:p text:style-name="P69"><text:s/>7.3.4 <text:s/>Extensibility<text:tab/>17</text:p>
          <text:p text:style-name="P69"><text:s/>7.3.5 <text:s/>Interactions<text:tab/>17</text:p>
          <text:p text:style-name="P69"><text:s/>7.3.6 <text:s/>Error Handling<text:tab/>17</text:p>
          <text:p text:style-name="P69"><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1181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fo:font-size="8pt" fo:font-weight="normal" officeooo:rsid="0016888d" style:font-size-asian="8pt" style:font-weight-asian="normal" style:font-size-complex="8pt" style:font-weight-complex="normal"/>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July 22, 2024</text:user-defined></text:p>
            </table:table-cell>
            <table:table-cell table:style-name="Table25.C1" office:value-type="string">
              <text:p text:style-name="MP7"><text:user-defined style:data-style-name="N0" text:name="OLCBstatus">Adopted</text:user-defined></text:p>
            </table:table-cell>
          </table:table-row>
        </table:table>
        <text:p text:style-name="Header"><draw:custom-shape text:anchor-type="char" draw:z-index="18" draw:name="PowerPlusWaterMarkObject" draw:style-name="Mgr2" draw:text-style-name="MP3" svg:width="6.4996in" svg:height="28.9787in" draw:transform="rotate (0.785398163397448) translate (-1in 2.2270341207349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July 22, 2024</text:user-defined></text:span></text:span><text:span text:style-name="MT3"/></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93</meta:editing-cycles>
    <meta:editing-duration>P40DT21H9M18S</meta:editing-duration>
    <meta:generator>LibreOffice/7.4.6.2$MacOSX_X86_64 LibreOffice_project/5b1f5509c2decdade7fda905e3e1429a67acd63d</meta:generator>
    <dc:date>2024-07-11T16:05:33.341145960</dc:date>
    <meta:keyword>OpenLCB Message Network Standard</meta:keyword>
    <dc:subject>Message Network</dc:subject>
    <dc:creator>Bob Jacobsen</dc:creator>
    <meta:document-statistic meta:table-count="25" meta:image-count="1" meta:object-count="0" meta:page-count="19" meta:paragraph-count="769" meta:word-count="4661" meta:character-count="28416" meta:non-whitespace-character-count="24154"/>
    <meta:user-defined meta:name="OLCBdate">July 22, 2024</meta:user-defined>
    <meta:user-defined meta:name="OLCBstatus">Adopted</meta:user-defined>
    <meta:user-defined meta:name="OLCByear">2024</meta:user-defined>
  </office:meta>
</office:document-meta>
</file>